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B0000012B91610CCF05C801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5.44pt"/>
    </style:style>
    <style:style style:name="co4" style:family="table-column">
      <style:table-column-properties fo:break-before="auto" style:column-width="16.64pt"/>
    </style:style>
    <style:style style:name="co5" style:family="table-column">
      <style:table-column-properties fo:break-before="auto" style:column-width="79.14pt"/>
    </style:style>
    <style:style style:name="co6" style:family="table-column">
      <style:table-column-properties fo:break-before="auto" style:column-width="134.76pt"/>
    </style:style>
    <style:style style:name="co7" style:family="table-column">
      <style:table-column-properties fo:break-before="auto" style:column-width="184.76pt"/>
    </style:style>
    <style:style style:name="co8" style:family="table-column">
      <style:table-column-properties fo:break-before="auto" style:column-width="81.95pt"/>
    </style:style>
    <style:style style:name="co9" style:family="table-column">
      <style:table-column-properties fo:break-before="auto" style:column-width="140.2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70.5pt" fo:break-before="auto" style:use-optimal-row-height="false"/>
    </style:style>
    <style:style style:name="ro5" style:family="table-row">
      <style:table-row-properties style:row-height="65.25pt" fo:break-before="auto" style:use-optimal-row-height="false"/>
    </style:style>
    <style:style style:name="ta1" style:family="table" style:master-page-name="PageStyle_5f_Account_20__26__20_Portfolio">
      <style:table-properties table:display="true" style:writing-mode="lr-tb"/>
    </style:style>
    <style:style style:name="ta2" style:family="table" style:master-page-name="PageStyle_5f_Create_20_New_20_Orders">
      <style:table-properties table:display="true" style:writing-mode="lr-tb"/>
    </style:style>
    <style:style style:name="ta3" style:family="table" style:master-page-name="PageStyle_5f_View_20_Order_20_Fill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>
      <style:table-cell-properties fo:border-bottom="none" fo:background-color="#fff7cc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Default">
      <style:table-cell-properties fo:border-bottom="1.76pt double-thin #000000" style:border-line-width-bottom="0.51pt 0.74pt 0.51pt" fo:background-color="#fff7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7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fff7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25">
      <style:table-cell-properties fo:background-color="#fff7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rder Sent&quot;" style:apply-style-name="ConditionalStyle_5f_1" style:base-cell-address="'Account &amp; Portfolio'.J10"/>
    </style:style>
    <style:style style:name="ce1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1.76pt double-thin #000000" style:border-line-width-bottom="0.51pt 0.74pt 0.51pt" fo:background-color="#fff7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double-thin #000000" style:border-line-width-bottom="0.51pt 0.74pt 0.51pt" fo:background-color="#fff7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name-complex="'Arial'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double-thin #000000" style:border-line-width-bottom="0.51pt 0.74pt 0.51pt" fo:background-color="#fff7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4c7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7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2.24pt" svg:stroke-color="#000000" draw:stroke-linejoin="round" draw:fill="solid" draw:fill-color="#ffd700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3" style:family="paragraph">
      <loext:graphic-properties draw:fill="solid" draw:fill-color="#ffd700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uy&quot;;&quot;Sell&quot;;&quot;Rebalance&quot;)" table:allow-empty-cell="true" table:display-list="unsorted" table:base-cell-address="'Create New Orders'.B3">
          <table:help-message table:display="true">
            <text:p>Click and enter a value from the list of items</text:p>
          </table:help-message>
        </table:content-validation>
        <table:content-validation table:name="val2" table:condition="of:cell-content-is-decimal-number() and cell-content()&gt;=IF([.B3] = &quot;Buy&quot;;[.B6];0)" table:allow-empty-cell="true" table:base-cell-address="'Create New Orders'.B4">
          <table:help-message table:display="true">
            <text:p>Enter Amount</text:p>
          </table:help-message>
        </table:content-validation>
        <table:content-validation table:name="val3" table:condition="of: and cell-content-is-between(IFERROR(isurl([.F2]); 1),0)" table:allow-empty-cell="true" table:base-cell-address="'Create New Orders'.F2">
          <table:help-message table:display="true">
            <text:p>Enter a valid url</text:p>
          </table:help-message>
        </table:content-validation>
        <table:content-validation table:name="val4" table:condition="of:cell-content-is-in-list(&quot;TRUE&quot;;&quot;FALSE&quot;)" table:allow-empty-cell="true" table:display-list="unsorted" table:base-cell-address="'Create New Orders'.F3">
          <table:error-message table:message-type="stop" table:display="true"/>
        </table:content-validation>
        <table:content-validation table:name="val5" table:condition="of: and cell-content-is-between(OR(NOT(ISERROR(DATEVALUE([.E4]))); AND(ISNUMBER([.E4]); LEFT(CELL(&quot;format&quot;; [.E4]))=&quot;D&quot;)),0)" table:allow-empty-cell="true" table:base-cell-address="'View Order Fills'.E4"/>
      </table:content-validations>
      <table:table table:name="Account &amp; Portfoli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1006" table:default-cell-style-name="Default"/>
        <table:table-row table:style-name="ro1">
          <table:table-cell table:style-name="ce1" table:formula="of:=HYPERLINK(&quot;https://medium.com/automation-generation/manage-your-stocks-from-google-spreadsheet-using-api-43026db44289&quot;;&quot;How to Use This Sheet&quot;)" office:value-type="string" office:string-value="How to Use This Sheet" calcext:value-type="string">
            <text:p>How to Use This Sheet</text:p>
          </table:table-cell>
          <table:table-cell table:style-name="ce7"/>
          <table:table-cell table:style-name="ce12" table:formula="of:=HYPERLINK(&quot;https://alpaca.markets/?utm_source=gsheet&quot;;&quot;alpaca.markets&quot;)" office:value-type="string" office:string-value="alpaca.markets" calcext:value-type="string">
            <text:p>alpaca.markets</text:p>
            <draw:frame table:end-cell-address="'Account &amp; Portfolio'.C1" table:end-x="17.23pt" table:end-y="12.73pt" draw:z-index="2" draw:name="image1.png" draw:style-name="gr1" draw:text-style-name="P1" svg:width="11.23pt" svg:height="11.23pt" svg:x="6.01pt" svg:y="1.5pt">
              <draw:image xlink:href="Pictures/100002010000012B0000012B91610CCF05C8013B.png" xlink:type="simple" xlink:show="embed" xlink:actuate="onLoad">
                <text:p/>
              </draw:image>
            </draw:frame>
          </table:table-cell>
          <table:table-cell table:style-name="ce12" table:formula="of:=HYPERLINK(&quot;https://docs.alpaca.markets/web-api/?utm_source=gsheet&quot;;&quot;API Doc&quot;)" office:value-type="string" office:string-value="API Doc" calcext:value-type="string">
            <text:p>API Doc</text:p>
          </table:table-cell>
          <table:table-cell table:style-name="ce12" table:formula="of:=HYPERLINK(&quot;https://alpaca.markets/slack&quot;;&quot;Community&quot;)" office:value-type="string" office:string-value="Community" calcext:value-type="string">
            <text:p>Community</text:p>
          </table:table-cell>
          <table:table-cell table:style-name="ce12" table:formula="of:=HYPERLINK(&quot;https://alpaca.markets/?utm_source=gsheet&quot;;&quot;Get API Key&quot;)" office:value-type="string" office:string-value="Get API Key" calcext:value-type="string">
            <text:p>Get API Key</text:p>
          </table:table-cell>
          <table:table-cell table:style-name="ce15" table:number-columns-repeated="11"/>
          <table:table-cell table:style-name="ce18"/>
          <table:table-cell table:number-columns-repeated="1006"/>
        </table:table-row>
        <table:table-row table:style-name="ro2">
          <table:table-cell>
            <draw:custom-shape table:end-cell-address="'Account &amp; Portfolio'.B5" table:end-x="57.86pt" table:end-y="4.48pt" draw:z-index="0" draw:name="Shape 3" draw:style-name="gr2" draw:text-style-name="P3" svg:width="145.47pt" svg:height="37.47pt" svg:x="17.26pt" svg:y="14.26pt">
              <text:p text:style-name="P2"><text:span text:style-name="T1">Refresh Sheet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3"/>
          <table:table-cell table:style-name="ce14" office:value-type="string" calcext:value-type="string">
            <text:p>Please input an API key and secret key.</text:p>
          </table:table-cell>
          <table:table-cell table:number-columns-repeated="11"/>
          <table:table-cell table:style-name="ce10"/>
          <table:table-cell table:style-name="ce19"/>
          <table:table-cell table:number-columns-repeated="1006"/>
        </table:table-row>
        <table:table-row table:style-name="ro2">
          <table:table-cell/>
          <table:table-cell table:style-name="ce8"/>
          <table:table-cell/>
          <table:table-cell table:style-name="ce3" office:value-type="string" calcext:value-type="string">
            <text:p>Paper?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number-columns-repeated="11"/>
          <table:table-cell table:style-name="ce10"/>
          <table:table-cell table:style-name="ce19"/>
          <table:table-cell table:number-columns-repeated="1006"/>
        </table:table-row>
        <table:table-row table:style-name="ro2">
          <table:table-cell/>
          <table:table-cell table:style-name="ce8"/>
          <table:table-cell/>
          <table:table-cell table:style-name="ce3" office:value-type="string" calcext:value-type="string">
            <text:p>API Key</text:p>
          </table:table-cell>
          <table:table-cell table:number-columns-repeated="12"/>
          <table:table-cell table:style-name="ce10"/>
          <table:table-cell table:style-name="ce19"/>
          <table:table-cell table:number-columns-repeated="1006"/>
        </table:table-row>
        <table:table-row table:style-name="ro2">
          <table:table-cell/>
          <table:table-cell table:style-name="ce8"/>
          <table:table-cell/>
          <table:table-cell table:style-name="ce3" office:value-type="string" calcext:value-type="string">
            <text:p>Secret Key</text:p>
          </table:table-cell>
          <table:table-cell table:number-columns-repeated="12"/>
          <table:table-cell table:style-name="ce10"/>
          <table:table-cell table:style-name="ce19"/>
          <table:table-cell table:number-columns-repeated="1006"/>
        </table:table-row>
        <table:table-row table:style-name="ro2" table:number-rows-repeated="2">
          <table:table-cell table:number-columns-repeated="16"/>
          <table:table-cell table:style-name="ce10"/>
          <table:table-cell table:style-name="ce19"/>
          <table:table-cell table:number-columns-repeated="1006"/>
        </table:table-row>
        <table:table-row table:style-name="ro2">
          <table:table-cell table:style-name="ce2" office:value-type="string" calcext:value-type="string">
            <text:p>Account</text:p>
          </table:table-cell>
          <table:table-cell table:number-columns-repeated="7"/>
          <table:table-cell table:style-name="ce2" office:value-type="string" calcext:value-type="string">
            <text:p>Cancel Order</text:p>
          </table:table-cell>
          <table:table-cell table:number-columns-repeated="3"/>
          <table:table-cell>
            <draw:custom-shape table:end-cell-address="'Account &amp; Portfolio'.O10" table:end-x="7.43pt" table:end-y="11.96pt" draw:z-index="1" draw:name="Shape 4" draw:style-name="gr2" draw:text-style-name="P3" svg:width="145.47pt" svg:height="38.21pt" svg:x="2.24pt" svg:y="5.24pt">
              <text:p text:style-name="P2"><text:span text:style-name="T1">Cancel Orde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3"/>
          <table:table-cell table:style-name="ce10"/>
          <table:table-cell table:style-name="ce19"/>
          <table:table-cell table:number-columns-repeated="1006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9" office:value-type="string" calcext:value-type="string">
            <text:p>ACTIVE</text:p>
          </table:table-cell>
          <table:table-cell table:number-columns-repeated="6"/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118a9f76-7c99-4602-aa0a-bffd6d9c616a</text:p>
          </table:table-cell>
          <table:table-cell table:style-name="ce10"/>
          <table:table-cell table:number-columns-repeated="5"/>
          <table:table-cell table:style-name="ce10"/>
          <table:table-cell table:style-name="ce19"/>
          <table:table-cell table:number-columns-repeated="1006"/>
        </table:table-row>
        <table:table-row table:style-name="ro2">
          <table:table-cell table:style-name="ce3" office:value-type="string" calcext:value-type="string">
            <text:p>Buying Power</text:p>
          </table:table-cell>
          <table:table-cell table:style-name="ce9" office:value-type="string" calcext:value-type="string">
            <text:p>ACTIVE</text:p>
          </table:table-cell>
          <table:table-cell table:number-columns-repeated="6"/>
          <table:table-cell table:style-name="ce3" office:value-type="string" calcext:value-type="string">
            <text:p>Status</text:p>
          </table:table-cell>
          <table:table-cell table:style-name="ce17" office:value-type="string" calcext:value-type="string">
            <text:p>Order Sent</text:p>
          </table:table-cell>
          <table:table-cell table:number-columns-repeated="6"/>
          <table:table-cell table:style-name="ce10"/>
          <table:table-cell table:style-name="ce19"/>
          <table:table-cell table:number-columns-repeated="1006"/>
        </table:table-row>
        <table:table-row table:style-name="ro2">
          <table:table-cell table:style-name="ce3" office:value-type="string" calcext:value-type="string">
            <text:p>Cash</text:p>
          </table:table-cell>
          <table:table-cell table:style-name="ce9" office:value-type="string" calcext:value-type="string">
            <text:p>ACTIVE</text:p>
          </table:table-cell>
          <table:table-cell table:number-columns-repeated="14"/>
          <table:table-cell table:style-name="ce10"/>
          <table:table-cell table:style-name="ce19"/>
          <table:table-cell table:number-columns-repeated="1006"/>
        </table:table-row>
        <table:table-row table:style-name="ro2">
          <table:table-cell table:style-name="ce3" office:value-type="string" calcext:value-type="string">
            <text:p>Portfolio Value</text:p>
          </table:table-cell>
          <table:table-cell table:style-name="ce9" office:value-type="string" calcext:value-type="string">
            <text:p>ACTIVE</text:p>
          </table:table-cell>
          <table:table-cell table:number-columns-repeated="6"/>
          <table:table-cell table:style-name="ce10"/>
          <table:table-cell table:number-columns-repeated="7"/>
          <table:table-cell table:style-name="ce10"/>
          <table:table-cell table:style-name="ce19"/>
          <table:table-cell table:number-columns-repeated="1006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9" office:value-type="string" calcext:value-type="string">
            <text:p>ACTIVE</text:p>
          </table:table-cell>
          <table:table-cell table:number-columns-repeated="14"/>
          <table:table-cell table:style-name="ce10"/>
          <table:table-cell table:style-name="ce19"/>
          <table:table-cell table:number-columns-repeated="1006"/>
        </table:table-row>
        <table:table-row table:style-name="ro3">
          <table:table-cell table:number-columns-repeated="16"/>
          <table:table-cell table:style-name="ce10"/>
          <table:table-cell table:style-name="ce19"/>
          <table:table-cell table:number-columns-repeated="1006"/>
        </table:table-row>
        <table:table-row table:style-name="ro4">
          <table:table-cell table:style-name="ce4" office:value-type="string" calcext:value-type="string">
            <text:p>Positions</text:p>
          </table:table-cell>
          <table:table-cell table:style-name="ce10" office:value-type="string" calcext:value-type="string">
            <text:p>Updating...</text:p>
          </table:table-cell>
          <table:table-cell table:number-columns-repeated="6"/>
          <table:table-cell table:style-name="ce2" office:value-type="string" calcext:value-type="string">
            <text:p>Orders</text:p>
          </table:table-cell>
          <table:table-cell table:style-name="ce10"/>
          <table:table-cell table:number-columns-repeated="6"/>
          <table:table-cell table:style-name="ce10"/>
          <table:table-cell table:style-name="ce19"/>
          <table:table-cell table:number-columns-repeated="1006"/>
        </table:table-row>
        <table:table-row table:style-name="ro2"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Shares</text:p>
          </table:table-cell>
          <table:table-cell table:style-name="ce5" office:value-type="string" calcext:value-type="string">
            <text:p>Market Value</text:p>
          </table:table-cell>
          <table:table-cell table:style-name="ce5" office:value-type="string" calcext:value-type="string">
            <text:p>Cost Basis</text:p>
          </table:table-cell>
          <table:table-cell table:style-name="ce5" office:value-type="string" calcext:value-type="string">
            <text:p>Unrealized P/L</text:p>
          </table:table-cell>
          <table:table-cell table:style-name="ce5" office:value-type="string" calcext:value-type="string">
            <text:p>Unrealized %</text:p>
          </table:table-cell>
          <table:table-cell table:style-name="ce5" office:value-type="string" calcext:value-type="string">
            <text:p>Last Price</text:p>
          </table:table-cell>
          <table:table-cell table:style-name="ce16"/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Shares Filled</text:p>
          </table:table-cell>
          <table:table-cell table:style-name="ce5" office:value-type="string" calcext:value-type="string">
            <text:p>Avg Fill Price</text:p>
          </table:table-cell>
          <table:table-cell table:style-name="ce5" office:value-type="string" calcext:value-type="string">
            <text:p>Order Type</text:p>
            <text:p/>
          </table:table-cell>
          <table:table-cell table:style-name="ce5" office:value-type="string" calcext:value-type="string">
            <text:p>Limit Price</text:p>
          </table:table-cell>
          <table:table-cell table:style-name="ce5" office:value-type="string" calcext:value-type="string">
            <text:p>Stop Price</text:p>
          </table:table-cell>
          <table:table-cell table:style-name="ce5" office:value-type="string" calcext:value-type="string">
            <text:p>Last Price</text:p>
          </table:table-cell>
          <table:table-cell table:style-name="ce5" office:value-type="string" calcext:value-type="string">
            <text:p>Time In Force</text:p>
          </table:table-cell>
          <table:table-cell table:style-name="ce5" office:value-type="string" calcext:value-type="string">
            <text:p>Order ID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ABNB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23.84" calcext:value-type="float">
            <text:p>123.84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cc101ea8-73b7-4f94-b9e1-49f09d41e5ca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ADI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65.02" calcext:value-type="float">
            <text:p>165.02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eec9322a-d0ea-4426-aae5-a960fb841629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ADP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220.01" calcext:value-type="float">
            <text:p>220.01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27f00129-01e1-4600-b3aa-b3e5325f2b9c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ADSK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203.6" calcext:value-type="float">
            <text:p>203.6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83ce5751-3fb3-49fa-ab76-467ca344de4d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AEP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00.55" calcext:value-type="float">
            <text:p>100.55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e0005135-6336-4df1-88b8-22d96073aee4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AMAT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12.47" calcext:value-type="float">
            <text:p>112.47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273466cd-dd2c-4e01-8615-1c2153d8ef5c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AMGN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245.53" calcext:value-type="float">
            <text:p>245.53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52fc6da6-ad5a-4c62-a5ff-4322554e0a37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ASML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567.39" calcext:value-type="float">
            <text:p>567.39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6e8ae681-c194-4de9-a94c-f5bf77edb09f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ATVI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77.59" calcext:value-type="float">
            <text:p>77.59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62dc6183-fe4f-495d-acae-ecac57af1d04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BKNG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2346.49" calcext:value-type="float">
            <text:p>2346.49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84504e14-2d90-4ec1-8450-6fa5391f553a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CDNS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59.94" calcext:value-type="float">
            <text:p>159.94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fb084b53-55e4-42d7-854c-c698aca07db9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CHTR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487.9" calcext:value-type="float">
            <text:p>487.9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4ca09580-c218-4060-859b-c6a350531796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CSX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31.81" calcext:value-type="float">
            <text:p>31.81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471663b6-c919-4fe1-96a3-b69703987be9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CTAS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399.37" calcext:value-type="float">
            <text:p>399.37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f0aca3d5-95ac-44bf-a490-2d5f8cf24f93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CTSH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73.06" calcext:value-type="float">
            <text:p>73.06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a1f9cdb4-798e-49c7-8062-f570889c540b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EA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39.24" calcext:value-type="float">
            <text:p>139.24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118d6eef-0838-420b-8594-cb17f0eab477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EXC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48.16" calcext:value-type="float">
            <text:p>48.16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d2241c5b-378d-4ebf-8cde-df3c774ccb70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FISV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00.12" calcext:value-type="float">
            <text:p>100.12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7ba823bd-d01c-4c13-a633-cf0aa5f30d04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FTNT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300.54" calcext:value-type="float">
            <text:p>300.54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a74c33c6-b97b-4e8c-b055-8124f4fc7155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GILD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62.38" calcext:value-type="float">
            <text:p>62.38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7608bd1c-a286-43c6-99af-5dc25e778a1b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HON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94.53" calcext:value-type="float">
            <text:p>194.53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eb0e10ba-4803-4be4-9649-b61e6a4cb539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INTC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41.24" calcext:value-type="float">
            <text:p>41.24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36adda18-b789-4911-9010-31055c9e761b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INTU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414.55" calcext:value-type="float">
            <text:p>414.55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87a5f6a1-62ed-417b-bf77-ad6538f40500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ISRG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218.54" calcext:value-type="float">
            <text:p>218.54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a649ffe3-7cb5-4f0a-9a88-fa86a7fb67c9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KDP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36.02" calcext:value-type="float">
            <text:p>36.02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612b9466-67a9-4447-abf9-f50c3fead2e1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KHC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37.4" calcext:value-type="float">
            <text:p>37.4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4732beb7-f7ef-4525-815f-c7784cc84a47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KLAC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361.45" calcext:value-type="float">
            <text:p>361.45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2a429acf-7b98-4630-9801-6d3321fd52d4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LRCX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511.99" calcext:value-type="float">
            <text:p>511.99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46d78ac2-1e12-4990-b509-e8f7ad9a2d65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73.13" calcext:value-type="float">
            <text:p>173.13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c1b070a0-c066-46cb-aacb-fe3174980e90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MCHP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68.91" calcext:value-type="float">
            <text:p>68.91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d322c086-3849-45a3-b7ce-801b095c110e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MDLZ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62.59" calcext:value-type="float">
            <text:p>62.59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ec3f4f68-891e-470d-b763-dcdd501fcb5e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MELI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823.85" calcext:value-type="float">
            <text:p>823.85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507ae9bc-6a3d-4b4b-9aad-a1bf22e5d986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MNST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90.22" calcext:value-type="float">
            <text:p>90.22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b5bf2285-7650-4535-8a4a-71990cde05fc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MRNA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48.48" calcext:value-type="float">
            <text:p>148.48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606ada46-6f9b-4416-9b2f-f2711cbc31c4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MRVL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59.36" calcext:value-type="float">
            <text:p>59.36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e808264b-60e0-424d-988d-cc7dba591fd3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MU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68.61" calcext:value-type="float">
            <text:p>68.61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c59d22cb-1402-462a-9c30-95a9bcaa3132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NFLX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202.81" calcext:value-type="float">
            <text:p>202.81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4c1cb7cd-cf66-419b-9a11-fa326a9d426a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NXPI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77.02" calcext:value-type="float">
            <text:p>177.02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84db0063-b23f-4601-9a43-3cce067d6cf7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ORLY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624.975" calcext:value-type="float">
            <text:p>624.975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59ebded5-50eb-47fd-9b6b-19f97cd866bb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PANW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524.44" calcext:value-type="float">
            <text:p>524.44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30c0959e-004b-4671-83c8-61d853761f24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PAYX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25.59" calcext:value-type="float">
            <text:p>125.59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1f463a30-49c7-4588-aef2-cd9d790e080a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PYPL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87.52" calcext:value-type="float">
            <text:p>87.52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f6f0c780-47f3-4e9d-9e40-6be232ee1535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QCOM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38.98" calcext:value-type="float">
            <text:p>138.98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780ace1b-a4e6-40bb-b8df-4a341d6bd3d0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REGN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607.99" calcext:value-type="float">
            <text:p>607.99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9059392a-4dc2-447a-bdc5-ea6026c8c414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SBUX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78.47" calcext:value-type="float">
            <text:p>78.47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8f17da97-290c-4b6b-bad9-d3dcb9379a13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SNPS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322.81" calcext:value-type="float">
            <text:p>322.81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8db489fc-5097-4de9-91a1-e7ce924d944c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TMUS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35.24" calcext:value-type="float">
            <text:p>135.24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5525574b-51e0-4b26-9da2-7a85c75b48fb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TXN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165.435" calcext:value-type="float">
            <text:p>165.435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ec46d583-a6e7-4780-875b-e34c762546ce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VRTX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274.495" calcext:value-type="float">
            <text:p>274.495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7c42cc01-6dff-4b29-8718-7dd2ac8d23f9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office:value-type="string" calcext:value-type="string">
            <text:p>XEL</text:p>
          </table:table-cell>
          <table:table-cell table:style-name="ce6" office:value-type="string" calcext:value-type="string">
            <text:p>0 / null</text:p>
          </table:table-cell>
          <table:table-cell table:style-name="ce6"/>
          <table:table-cell table:style-name="ce6" office:value-type="string" calcext:value-type="string">
            <text:p>market</text:p>
          </table:table-cell>
          <table:table-cell table:style-name="ce6" table:number-columns-repeated="2"/>
          <table:table-cell table:style-name="ce6" office:value-type="float" office:value="73.185" calcext:value-type="float">
            <text:p>73.185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de67dac9-85d8-4ea5-8aaf-bf4c9047654f</text:p>
          </table:table-cell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AAPL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style-name="ce6"/>
          <table:table-cell table:style-name="ce11"/>
          <table:table-cell table:number-columns-repeated="3" table:style-name="ce13" office:value-type="string" calcext:value-type="string">
            <text:p>total</text:p>
          </table:table-cell>
          <table:table-cell table:style-name="ce6" office:value-type="string" calcext:value-type="string">
            <text:p>average</text:p>
          </table:table-cell>
          <table:table-cell table:style-name="ce13" office:value-type="string" calcext:value-type="string">
            <text:p>median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2">
          <table:table-cell table:style-name="ce6"/>
          <table:table-cell table:style-name="ce11"/>
          <table:table-cell table:style-name="ce13" table:formula="of:=SUM([.C17:.C118])" office:value-type="currency" office:value="0" calcext:value-type="currency">
            <text:p>$0.00</text:p>
          </table:table-cell>
          <table:table-cell table:style-name="ce13" table:formula="of:=SUM([.D17:.D118])" office:value-type="currency" office:value="0" calcext:value-type="currency">
            <text:p>$0.00</text:p>
          </table:table-cell>
          <table:table-cell table:style-name="ce13" table:formula="of:=SUM([.E17:.E118])" office:value-type="currency" office:value="0" calcext:value-type="currency">
            <text:p>$0.00</text:p>
          </table:table-cell>
          <table:table-cell table:style-name="ce6" table:formula="of:=AVERAGE([.F17:.F118])" office:value-type="string" office:string-value="" calcext:value-type="error">
            <text:p>#DIV/0!</text:p>
          </table:table-cell>
          <table:table-cell table:style-name="ce13" table:formula="of:=MEDIAN([.G17:.G118])" office:value-type="string" office:string-value="" calcext:value-type="error">
            <text:p>#VALUE!</text:p>
          </table:table-cell>
          <table:table-cell table:style-name="ce16"/>
          <table:table-cell table:style-name="ce6" table:number-columns-repeated="9"/>
          <table:table-cell table:style-name="ce19"/>
          <table:table-cell table:number-columns-repeated="1006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Account &amp; Portfolio'.J10:'Account &amp; Portfolio'.J10">
            <calcext:condition calcext:apply-style-name="ConditionalStyle_1" calcext:value="=&quot;Order Sent&quot;" calcext:base-cell-address="'Account &amp; Portfolio'.J10"/>
          </calcext:conditional-format>
          <calcext:conditional-format calcext:target-range-address="'Account &amp; Portfolio'.J10:'Account &amp; Portfolio'.J10">
            <calcext:condition calcext:apply-style-name="ConditionalStyle_2" calcext:value="formula-is(LEN(TRIM([.J10]))&gt;0)" calcext:base-cell-address="'Account &amp; Portfolio'.J10"/>
          </calcext:conditional-format>
        </calcext:conditional-formats>
      </table:table>
      <table:table table:name="Create New Orders" table:style-name="ta2"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number-columns-repeated="1006" table:default-cell-style-name="Default"/>
        <table:table-row table:style-name="ro1">
          <table:table-cell table:style-name="ce1" table:formula="of:=HYPERLINK(&quot;https://medium.com/automation-generation/manage-your-stocks-from-google-spreadsheet-using-api-43026db44289&quot;;&quot;How to Use This&quot;)" office:value-type="string" office:string-value="How to Use This" calcext:value-type="string">
            <text:p>How to Use This</text:p>
          </table:table-cell>
          <table:table-cell table:style-name="ce7"/>
          <table:table-cell table:style-name="ce12" table:formula="of:=HYPERLINK(&quot;https://alpaca.markets/?utm_source=gsheet&quot;;&quot;alpaca.markets&quot;)" office:value-type="string" office:string-value="alpaca.markets" calcext:value-type="string">
            <text:p>alpaca.markets</text:p>
          </table:table-cell>
          <table:table-cell table:style-name="ce12" table:formula="of:=HYPERLINK(&quot;https://docs.alpaca.markets/web-api/?utm_source=gsheet&quot;;&quot;API Doc&quot;)" office:value-type="string" office:string-value="API Doc" calcext:value-type="string">
            <text:p>API Doc</text:p>
          </table:table-cell>
          <table:table-cell table:style-name="ce12" table:formula="of:=HYPERLINK(&quot;https://alpaca.markets/slack&quot;;&quot;Community&quot;)" office:value-type="string" office:string-value="Community" calcext:value-type="string">
            <text:p>Community</text:p>
          </table:table-cell>
          <table:table-cell table:style-name="ce12" table:formula="of:=HYPERLINK(&quot;https://alpaca.markets/?utm_source=gsheet&quot;;&quot;Get API Key&quot;)" office:value-type="string" office:string-value="Get API Key" calcext:value-type="string">
            <text:p>Get API Key</text:p>
          </table:table-cell>
          <table:table-cell table:style-name="ce26"/>
          <table:table-cell table:style-name="ce15" table:number-columns-repeated="7"/>
          <table:table-cell table:style-name="ce26"/>
          <table:table-cell table:style-name="ce15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3" office:value-type="string" calcext:value-type="string">
            <text:p>Enter Url</text:p>
          </table:table-cell>
          <table:table-cell table:style-name="ce25" table:content-validation-name="val3" office:value-type="string" calcext:value-type="string">
            <text:p><text:a xlink:href="https://www.invesco.com/us/financial-products/etfs/holdings/main/holdings/0?audienceType=Investor&amp;action=download&amp;ticker=QQQ" xlink:type="simple">https://www.invesco.com/us/financial-products/etfs/holdings/main/holdings/0?audienceType=Investor&amp;action=download&amp;ticker=QQQ</text:a></text:p>
          </table:table-cell>
          <table:table-cell table:style-name="ce27" table:number-columns-repeated="3"/>
          <table:table-cell table:number-columns-repeated="4"/>
          <table:table-cell table:style-name="ce10"/>
          <table:table-cell table:number-columns-repeated="1010"/>
        </table:table-row>
        <table:table-row table:style-name="ro2">
          <table:table-cell table:style-name="ce20" office:value-type="string" calcext:value-type="string">
            <text:p>Type:</text:p>
          </table:table-cell>
          <table:table-cell table:style-name="ce10" table:content-validation-name="val1" office:value-type="string" calcext:value-type="string">
            <text:p>Rebalance</text:p>
          </table:table-cell>
          <table:table-cell/>
          <table:table-cell table:style-name="ce20" office:value-type="string" calcext:value-type="string">
            <text:p>Configs:</text:p>
          </table:table-cell>
          <table:table-cell table:style-name="ce3" office:value-type="string" calcext:value-type="string">
            <text:p>Percent?</text:p>
          </table:table-cell>
          <table:table-cell table:style-name="ce10" table:content-validation-name="val4" table:formula="of:=TRUE()" office:value-type="float" office:value="1" calcext:value-type="float">
            <text:p>1</text:p>
          </table:table-cell>
          <table:table-cell table:style-name="ce28" office:value-type="string" calcext:value-type="string">
            <text:p>Set TRUE for Indexing</text:p>
          </table:table-cell>
          <table:table-cell table:style-name="ce31" office:value-type="string" calcext:value-type="string">
            <text:p>Key:</text:p>
          </table:table-cell>
          <table:table-cell table:style-name="ce32" office:value-type="string" calcext:value-type="string">
            <text:p>Error</text:p>
          </table:table-cell>
          <table:table-cell table:number-columns-repeated="4"/>
          <table:table-cell table:style-name="ce10"/>
          <table:table-cell table:number-columns-repeated="1010"/>
        </table:table-row>
        <table:table-row table:style-name="ro2">
          <table:table-cell table:style-name="ce20" office:value-type="string" calcext:value-type="string">
            <text:p>Amount:</text:p>
          </table:table-cell>
          <table:table-cell table:style-name="ce10" table:content-validation-name="val2" office:value-type="float" office:value="794" calcext:value-type="float">
            <text:p>794</text:p>
          </table:table-cell>
          <table:table-cell table:number-columns-repeated="2"/>
          <table:table-cell table:style-name="ce3" office:value-type="string" calcext:value-type="string">
            <text:p>Rebalance?</text:p>
          </table:table-cell>
          <table:table-cell table:style-name="ce10" table:content-validation-name="val4" table:formula="of:=TRUE()" office:value-type="float" office:value="1" calcext:value-type="float">
            <text:p>1</text:p>
          </table:table-cell>
          <table:table-cell/>
          <table:table-cell table:style-name="ce27"/>
          <table:table-cell table:style-name="ce33" office:value-type="string" calcext:value-type="string">
            <text:p>Warning</text:p>
          </table:table-cell>
          <table:table-cell table:number-columns-repeated="5"/>
          <table:table-cell table:style-name="ce10"/>
          <table:table-cell/>
          <table:table-cell table:style-name="ce10" table:number-columns-repeated="2"/>
          <table:table-cell table:number-columns-repeated="1006"/>
        </table:table-row>
        <table:table-row table:style-name="ro2">
          <table:table-cell table:style-name="ce10"/>
          <table:table-cell table:number-columns-repeated="3"/>
          <table:table-cell table:style-name="ce3" office:value-type="string" calcext:value-type="string">
            <text:p>Extended Hours?</text:p>
          </table:table-cell>
          <table:table-cell table:style-name="ce10" table:content-validation-name="val4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Set FALSE for fractional shares</text:p>
          </table:table-cell>
          <table:table-cell table:style-name="ce27"/>
          <table:table-cell table:style-name="ce34" office:value-type="string" calcext:value-type="string">
            <text:p>Confirmed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5">
          <table:table-cell table:style-name="ce21" office:value-type="string" calcext:value-type="string">
            <text:p>Minimum Buy Amount:</text:p>
          </table:table-cell>
          <table:table-cell table:style-name="ce10" office:value-type="float" office:value="794" calcext:value-type="float">
            <text:p>794</text:p>
          </table:table-cell>
          <table:table-cell>
            <draw:custom-shape table:end-cell-address="'Create New Orders'.E7" table:end-x="30.67pt" table:end-y="8.22pt" draw:z-index="0" draw:name="Shape 5" draw:style-name="gr2" draw:text-style-name="P3" svg:width="160.47pt" svg:height="53.23pt" svg:x="10.49pt" svg:y="20.24pt">
              <text:p text:style-name="P2"><text:span text:style-name="T2">Submit Order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2"/>
          <table:table-cell>
            <draw:custom-shape table:end-cell-address="'Create New Orders'.H6" table:end-x="14.83pt" table:end-y="59.24pt" draw:z-index="1" draw:name="Shape 6" draw:style-name="gr2" draw:text-style-name="P3" svg:width="160.47pt" svg:height="53.23pt" svg:x="59.24pt" svg:y="6.01pt">
              <text:p text:style-name="P2"><text:span text:style-name="T2">Setup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29"/>
          <table:table-cell table:number-columns-repeated="7"/>
          <table:table-cell table:style-name="ce29"/>
          <table:table-cell/>
          <table:table-cell table:style-name="ce10" table:number-columns-repeated="2"/>
          <table:table-cell table:number-columns-repeated="1006"/>
        </table:table-row>
        <table:table-row table:style-name="ro2">
          <table:table-cell table:style-name="ce2" office:value-type="string" calcext:value-type="string">
            <text:p>Buy</text:p>
          </table:table-cell>
          <table:table-cell table:style-name="ce23"/>
          <table:table-cell table:number-columns-repeated="4"/>
          <table:table-cell table:style-name="ce29"/>
          <table:table-cell/>
          <table:table-cell table:style-name="ce2" office:value-type="string" calcext:value-type="string">
            <text:p>Sell</text:p>
          </table:table-cell>
          <table:table-cell table:number-columns-repeated="5"/>
          <table:table-cell table:style-name="ce29"/>
          <table:table-cell table:style-name="ce27"/>
          <table:table-cell table:style-name="ce2" office:value-type="string" calcext:value-type="string">
            <text:p>Tracking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22" office:value-type="string" calcext:value-type="string">
            <text:p>Symbol</text:p>
          </table:table-cell>
          <table:table-cell table:style-name="ce24" office:value-type="string" calcext:value-type="string">
            <text:p>Qty/%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TIF</text:p>
          </table:table-cell>
          <table:table-cell table:style-name="ce22" office:value-type="string" calcext:value-type="string">
            <text:p>Limit Price</text:p>
          </table:table-cell>
          <table:table-cell table:style-name="ce22" office:value-type="string" calcext:value-type="string">
            <text:p>Stop Price</text:p>
          </table:table-cell>
          <table:table-cell table:style-name="ce30" office:value-type="string" calcext:value-type="string">
            <text:p>Status</text:p>
          </table:table-cell>
          <table:table-cell/>
          <table:table-cell table:style-name="ce22" office:value-type="string" calcext:value-type="string">
            <text:p>Symbol</text:p>
          </table:table-cell>
          <table:table-cell table:style-name="ce24" office:value-type="string" calcext:value-type="string">
            <text:p>Qty/%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TIF</text:p>
          </table:table-cell>
          <table:table-cell table:style-name="ce22" office:value-type="string" calcext:value-type="string">
            <text:p>Limit Price</text:p>
          </table:table-cell>
          <table:table-cell table:style-name="ce22" office:value-type="string" calcext:value-type="string">
            <text:p>Stop Price</text:p>
          </table:table-cell>
          <table:table-cell table:style-name="ce30" office:value-type="string" calcext:value-type="string">
            <text:p>Status</text:p>
          </table:table-cell>
          <table:table-cell table:style-name="ce27"/>
          <table:table-cell table:style-name="ce22" office:value-type="string" calcext:value-type="string">
            <text:p>Actual Percent</text:p>
          </table:table-cell>
          <table:table-cell table:style-name="ce22" office:value-type="string" calcext:value-type="string">
            <text:p>Diff Percent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9]-([.J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0]-([.J1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1]-([.J1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2]-([.J1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3]-([.J1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4]-([.J1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5]-([.J1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6]-([.J1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7]-([.J1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8]-([.J1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9]-([.J1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20]-([.J2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21]-([.J2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22]-([.J2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23]-([.J2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24]-([.J2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25]-([.J2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26]-([.J2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27]-([.J2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28]-([.J2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29]-([.J2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30]-([.J3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31]-([.J3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32]-([.J3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33]-([.J3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34]-([.J3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35]-([.J3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36]-([.J3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37]-([.J3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38]-([.J3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39]-([.J3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40]-([.J4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41]-([.J4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42]-([.J4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43]-([.J4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44]-([.J4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45]-([.J4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46]-([.J4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47]-([.J4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48]-([.J4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49]-([.J4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50]-([.J5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51]-([.J5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52]-([.J5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53]-([.J5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54]-([.J5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55]-([.J5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56]-([.J5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57]-([.J5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58]-([.J5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59]-([.J5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60]-([.J6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61]-([.J6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62]-([.J6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63]-([.J6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64]-([.J6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65]-([.J6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66]-([.J6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67]-([.J6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68]-([.J6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69]-([.J6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70]-([.J7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71]-([.J7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72]-([.J7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73]-([.J7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74]-([.J7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75]-([.J7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76]-([.J7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77]-([.J7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78]-([.J7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79]-([.J7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80]-([.J8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81]-([.J8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82]-([.J8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83]-([.J8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84]-([.J8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85]-([.J8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86]-([.J8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87]-([.J8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88]-([.J8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89]-([.J8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90]-([.J9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91]-([.J9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92]-([.J9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93]-([.J9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94]-([.J9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95]-([.J9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96]-([.J9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97]-([.J9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98]-([.J9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99]-([.J9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00]-([.J10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01]-([.J10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02]-([.J10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03]-([.J10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04]-([.J10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05]-([.J10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06]-([.J10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07]-([.J10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08]-([.J10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09]-([.J10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15" table:style-name="ce10" office:value-type="string" calcext:value-type="string">
            <text:p>AAPL </text:p>
          </table:table-cell>
          <table:table-cell table:style-name="ce23"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5" table:formula="of:=[.Q110]-([.J11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11]-([.J1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12]-([.J1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13]-([.J1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14]-([.J1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15]-([.J1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16]-([.J1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17]-([.J1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18]-([.J1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19]-([.J1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20]-([.J1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21]-([.J1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22]-([.J1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23]-([.J1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24]-([.J1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25]-([.J1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26]-([.J1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27]-([.J1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28]-([.J1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29]-([.J1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30]-([.J1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31]-([.J1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32]-([.J1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33]-([.J1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34]-([.J1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35]-([.J1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36]-([.J1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37]-([.J1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38]-([.J1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39]-([.J1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40]-([.J1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41]-([.J1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42]-([.J1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43]-([.J1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44]-([.J1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45]-([.J1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46]-([.J1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47]-([.J1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48]-([.J1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49]-([.J1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50]-([.J1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51]-([.J1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52]-([.J1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53]-([.J1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54]-([.J1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55]-([.J1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56]-([.J1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57]-([.J1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58]-([.J1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59]-([.J1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60]-([.J1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61]-([.J1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62]-([.J1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63]-([.J1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64]-([.J1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65]-([.J1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66]-([.J1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67]-([.J1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68]-([.J1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69]-([.J1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70]-([.J1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71]-([.J1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72]-([.J1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73]-([.J1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74]-([.J1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75]-([.J1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76]-([.J1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77]-([.J1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78]-([.J1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79]-([.J1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80]-([.J1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81]-([.J1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82]-([.J1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83]-([.J1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84]-([.J1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85]-([.J1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86]-([.J1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87]-([.J1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88]-([.J1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89]-([.J1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90]-([.J1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91]-([.J1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92]-([.J1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93]-([.J1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94]-([.J1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95]-([.J1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96]-([.J1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97]-([.J1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98]-([.J1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99]-([.J1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00]-([.J2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01]-([.J2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02]-([.J2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03]-([.J2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04]-([.J2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05]-([.J2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06]-([.J2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07]-([.J2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08]-([.J2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09]-([.J2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10]-([.J2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11]-([.J2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12]-([.J2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13]-([.J2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14]-([.J2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15]-([.J2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16]-([.J2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17]-([.J2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18]-([.J2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19]-([.J2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20]-([.J2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21]-([.J2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22]-([.J2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23]-([.J2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24]-([.J2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25]-([.J2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26]-([.J2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27]-([.J2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28]-([.J2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29]-([.J2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30]-([.J2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31]-([.J2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32]-([.J2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33]-([.J2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34]-([.J2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35]-([.J2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36]-([.J2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37]-([.J2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38]-([.J2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39]-([.J2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40]-([.J2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41]-([.J2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42]-([.J2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43]-([.J2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44]-([.J2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45]-([.J2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46]-([.J2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47]-([.J2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48]-([.J2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49]-([.J2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50]-([.J2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51]-([.J2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52]-([.J2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53]-([.J2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54]-([.J2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55]-([.J2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56]-([.J2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57]-([.J2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58]-([.J2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59]-([.J2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60]-([.J2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61]-([.J2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62]-([.J2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63]-([.J2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64]-([.J2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65]-([.J2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66]-([.J2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67]-([.J2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68]-([.J2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69]-([.J2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70]-([.J2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71]-([.J2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72]-([.J2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73]-([.J2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74]-([.J2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75]-([.J2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76]-([.J2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77]-([.J2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78]-([.J2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79]-([.J2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80]-([.J2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81]-([.J2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82]-([.J2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83]-([.J2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84]-([.J2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85]-([.J2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86]-([.J2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87]-([.J2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88]-([.J2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89]-([.J2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90]-([.J2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91]-([.J2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92]-([.J2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93]-([.J2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94]-([.J2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95]-([.J2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96]-([.J2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97]-([.J2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98]-([.J2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2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299]-([.J2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00]-([.J3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01]-([.J3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02]-([.J3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03]-([.J3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04]-([.J3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05]-([.J3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06]-([.J3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07]-([.J3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08]-([.J3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09]-([.J3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10]-([.J3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11]-([.J3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12]-([.J3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13]-([.J3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14]-([.J3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15]-([.J3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16]-([.J3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17]-([.J3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18]-([.J3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19]-([.J3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20]-([.J3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21]-([.J3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22]-([.J3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23]-([.J3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24]-([.J3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25]-([.J3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26]-([.J3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27]-([.J3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28]-([.J3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29]-([.J3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30]-([.J3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31]-([.J3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32]-([.J3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33]-([.J3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34]-([.J3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35]-([.J3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36]-([.J3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37]-([.J3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38]-([.J3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39]-([.J3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40]-([.J3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41]-([.J3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42]-([.J3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43]-([.J3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44]-([.J3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45]-([.J3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46]-([.J3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47]-([.J3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48]-([.J3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49]-([.J3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50]-([.J3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51]-([.J3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52]-([.J3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53]-([.J3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54]-([.J3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55]-([.J3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56]-([.J3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57]-([.J3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58]-([.J3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59]-([.J3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60]-([.J3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61]-([.J3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62]-([.J3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63]-([.J3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64]-([.J3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65]-([.J3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66]-([.J3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67]-([.J3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68]-([.J3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69]-([.J3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70]-([.J3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71]-([.J3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72]-([.J3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73]-([.J3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74]-([.J3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75]-([.J3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76]-([.J3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77]-([.J3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78]-([.J3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79]-([.J3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80]-([.J3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81]-([.J3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82]-([.J3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83]-([.J3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84]-([.J3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85]-([.J3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86]-([.J3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87]-([.J3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88]-([.J3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89]-([.J3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90]-([.J3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91]-([.J3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92]-([.J3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93]-([.J3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94]-([.J3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95]-([.J3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96]-([.J3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97]-([.J3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98]-([.J3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3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399]-([.J3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00]-([.J4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01]-([.J4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02]-([.J4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03]-([.J4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04]-([.J4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05]-([.J4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06]-([.J4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07]-([.J4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08]-([.J4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09]-([.J4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10]-([.J4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11]-([.J4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12]-([.J4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13]-([.J4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14]-([.J4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15]-([.J4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16]-([.J4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17]-([.J4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18]-([.J4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19]-([.J4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20]-([.J4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21]-([.J4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22]-([.J4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23]-([.J4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24]-([.J4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25]-([.J4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26]-([.J4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27]-([.J4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28]-([.J4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29]-([.J4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30]-([.J4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31]-([.J4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32]-([.J4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33]-([.J4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34]-([.J4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35]-([.J4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36]-([.J4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37]-([.J4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38]-([.J4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39]-([.J4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40]-([.J4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41]-([.J4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42]-([.J4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43]-([.J4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44]-([.J4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45]-([.J4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46]-([.J4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47]-([.J4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48]-([.J4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49]-([.J4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50]-([.J4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51]-([.J4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52]-([.J4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53]-([.J4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54]-([.J4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55]-([.J4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56]-([.J4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57]-([.J4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58]-([.J4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59]-([.J4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60]-([.J4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61]-([.J4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62]-([.J4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63]-([.J4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64]-([.J4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65]-([.J4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66]-([.J4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67]-([.J4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68]-([.J4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69]-([.J4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70]-([.J4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71]-([.J4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72]-([.J4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73]-([.J4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74]-([.J4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75]-([.J4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76]-([.J4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77]-([.J4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78]-([.J4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79]-([.J4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80]-([.J4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81]-([.J4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82]-([.J4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83]-([.J4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84]-([.J4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85]-([.J4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86]-([.J4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87]-([.J4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88]-([.J4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89]-([.J4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90]-([.J4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91]-([.J4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92]-([.J4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93]-([.J4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94]-([.J4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95]-([.J4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96]-([.J4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97]-([.J4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98]-([.J4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4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499]-([.J4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00]-([.J5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01]-([.J5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02]-([.J5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03]-([.J5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04]-([.J5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05]-([.J5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06]-([.J5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07]-([.J5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08]-([.J5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09]-([.J5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10]-([.J5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11]-([.J5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12]-([.J5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13]-([.J5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14]-([.J5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15]-([.J5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16]-([.J5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17]-([.J5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18]-([.J5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19]-([.J5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20]-([.J5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21]-([.J5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22]-([.J5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23]-([.J5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24]-([.J5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25]-([.J5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26]-([.J5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27]-([.J5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28]-([.J5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29]-([.J5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30]-([.J5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31]-([.J5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32]-([.J5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33]-([.J5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34]-([.J5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35]-([.J5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36]-([.J5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37]-([.J5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38]-([.J5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39]-([.J5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40]-([.J5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41]-([.J5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42]-([.J5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43]-([.J5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44]-([.J5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45]-([.J5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46]-([.J5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47]-([.J5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48]-([.J5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49]-([.J5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50]-([.J5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51]-([.J5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52]-([.J5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53]-([.J5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54]-([.J5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55]-([.J5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56]-([.J5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57]-([.J5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58]-([.J5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59]-([.J5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60]-([.J5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61]-([.J5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62]-([.J5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63]-([.J5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64]-([.J5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65]-([.J5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66]-([.J5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67]-([.J5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68]-([.J5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69]-([.J5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70]-([.J5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71]-([.J5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72]-([.J5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73]-([.J5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74]-([.J5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75]-([.J5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76]-([.J5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77]-([.J5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78]-([.J5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79]-([.J5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80]-([.J5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81]-([.J5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82]-([.J5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83]-([.J5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84]-([.J5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85]-([.J5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86]-([.J5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87]-([.J5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88]-([.J5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89]-([.J5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90]-([.J5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91]-([.J5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92]-([.J5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93]-([.J5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94]-([.J5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95]-([.J5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96]-([.J5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97]-([.J5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98]-([.J5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5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599]-([.J5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00]-([.J6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01]-([.J6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02]-([.J6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03]-([.J6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04]-([.J6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05]-([.J6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06]-([.J6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07]-([.J6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08]-([.J6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09]-([.J6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10]-([.J6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11]-([.J6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12]-([.J6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13]-([.J6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14]-([.J6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15]-([.J6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16]-([.J6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17]-([.J6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18]-([.J6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19]-([.J6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20]-([.J6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21]-([.J6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22]-([.J6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23]-([.J6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24]-([.J6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25]-([.J6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26]-([.J6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27]-([.J6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28]-([.J6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29]-([.J6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30]-([.J6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31]-([.J6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32]-([.J6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33]-([.J6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34]-([.J6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35]-([.J6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36]-([.J6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37]-([.J6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38]-([.J6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39]-([.J6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40]-([.J6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41]-([.J6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42]-([.J6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43]-([.J6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44]-([.J6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45]-([.J6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46]-([.J6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47]-([.J6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48]-([.J6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49]-([.J6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50]-([.J6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51]-([.J6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52]-([.J6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53]-([.J6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54]-([.J6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55]-([.J6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56]-([.J6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57]-([.J6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58]-([.J6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59]-([.J6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60]-([.J6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61]-([.J6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62]-([.J6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63]-([.J6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64]-([.J6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65]-([.J6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66]-([.J6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67]-([.J6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68]-([.J6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69]-([.J6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70]-([.J6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71]-([.J6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72]-([.J6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73]-([.J6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74]-([.J6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75]-([.J6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76]-([.J6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77]-([.J6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78]-([.J6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79]-([.J6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80]-([.J6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81]-([.J6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82]-([.J6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83]-([.J6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84]-([.J6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85]-([.J6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86]-([.J6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87]-([.J6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88]-([.J6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89]-([.J6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90]-([.J6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91]-([.J6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92]-([.J6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93]-([.J6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94]-([.J6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95]-([.J6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96]-([.J6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97]-([.J6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98]-([.J6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6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699]-([.J6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00]-([.J7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01]-([.J7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02]-([.J7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03]-([.J7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04]-([.J7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05]-([.J7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06]-([.J7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07]-([.J7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08]-([.J7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09]-([.J7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10]-([.J7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11]-([.J7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12]-([.J7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13]-([.J7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14]-([.J7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15]-([.J7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16]-([.J7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17]-([.J7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18]-([.J7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19]-([.J7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20]-([.J7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21]-([.J7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22]-([.J7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23]-([.J7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24]-([.J7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25]-([.J7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26]-([.J7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27]-([.J7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28]-([.J7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29]-([.J7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30]-([.J7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31]-([.J7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32]-([.J7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33]-([.J7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34]-([.J7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35]-([.J7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36]-([.J7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37]-([.J7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38]-([.J7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39]-([.J7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40]-([.J7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41]-([.J7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42]-([.J7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43]-([.J7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44]-([.J7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45]-([.J7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46]-([.J7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47]-([.J7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48]-([.J7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49]-([.J7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50]-([.J7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51]-([.J7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52]-([.J7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53]-([.J7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54]-([.J7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55]-([.J7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56]-([.J7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57]-([.J7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58]-([.J7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59]-([.J7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60]-([.J7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61]-([.J7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62]-([.J7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63]-([.J7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64]-([.J7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65]-([.J7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66]-([.J7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67]-([.J7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68]-([.J7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69]-([.J7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70]-([.J7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71]-([.J7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72]-([.J7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73]-([.J7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74]-([.J7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75]-([.J7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76]-([.J7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77]-([.J7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78]-([.J7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79]-([.J7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80]-([.J7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81]-([.J7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82]-([.J7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83]-([.J7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84]-([.J7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85]-([.J7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86]-([.J7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87]-([.J7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88]-([.J7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89]-([.J7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90]-([.J7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91]-([.J7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92]-([.J7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93]-([.J7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94]-([.J7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95]-([.J7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96]-([.J7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97]-([.J7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98]-([.J7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7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799]-([.J7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00]-([.J8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01]-([.J8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02]-([.J8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03]-([.J8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04]-([.J8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05]-([.J8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06]-([.J8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07]-([.J8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08]-([.J8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09]-([.J8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10]-([.J8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11]-([.J8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12]-([.J8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13]-([.J8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14]-([.J8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15]-([.J8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16]-([.J8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17]-([.J8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18]-([.J8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19]-([.J8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20]-([.J8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21]-([.J8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22]-([.J8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23]-([.J8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24]-([.J8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25]-([.J8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26]-([.J8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27]-([.J8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28]-([.J8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29]-([.J8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30]-([.J8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31]-([.J8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32]-([.J8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33]-([.J8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34]-([.J8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35]-([.J8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36]-([.J8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37]-([.J8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38]-([.J8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39]-([.J8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40]-([.J8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41]-([.J8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42]-([.J8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43]-([.J8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44]-([.J8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45]-([.J8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46]-([.J8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47]-([.J8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48]-([.J8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49]-([.J8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50]-([.J8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51]-([.J8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52]-([.J8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53]-([.J8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54]-([.J8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55]-([.J8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56]-([.J8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57]-([.J8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58]-([.J8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59]-([.J8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60]-([.J8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61]-([.J8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62]-([.J8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63]-([.J8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64]-([.J8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65]-([.J8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66]-([.J8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67]-([.J8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68]-([.J8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69]-([.J8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70]-([.J8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71]-([.J8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72]-([.J8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73]-([.J8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74]-([.J8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75]-([.J8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76]-([.J8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77]-([.J8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78]-([.J8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79]-([.J8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80]-([.J8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81]-([.J8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82]-([.J8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83]-([.J8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84]-([.J8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85]-([.J8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86]-([.J8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87]-([.J8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88]-([.J8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89]-([.J8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90]-([.J8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91]-([.J8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92]-([.J8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93]-([.J8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94]-([.J8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95]-([.J8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96]-([.J8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97]-([.J8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98]-([.J8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8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899]-([.J8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00]-([.J9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01]-([.J9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02]-([.J9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03]-([.J9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04]-([.J9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05]-([.J9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06]-([.J9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07]-([.J9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08]-([.J9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09]-([.J9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10]-([.J9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11]-([.J9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12]-([.J9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13]-([.J9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14]-([.J9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15]-([.J9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16]-([.J9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17]-([.J9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18]-([.J9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19]-([.J9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20]-([.J9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21]-([.J9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22]-([.J9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23]-([.J9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24]-([.J9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25]-([.J9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26]-([.J9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27]-([.J9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28]-([.J9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29]-([.J9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30]-([.J9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31]-([.J9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32]-([.J9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33]-([.J9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34]-([.J9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35]-([.J9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36]-([.J9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37]-([.J9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38]-([.J9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39]-([.J9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40]-([.J9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41]-([.J9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42]-([.J9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43]-([.J9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44]-([.J9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45]-([.J9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46]-([.J9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47]-([.J9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48]-([.J9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49]-([.J9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50]-([.J9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51]-([.J9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52]-([.J9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53]-([.J9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54]-([.J9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55]-([.J9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56]-([.J9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57]-([.J9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58]-([.J9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59]-([.J9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60]-([.J9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61]-([.J9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62]-([.J9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63]-([.J9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64]-([.J9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65]-([.J9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66]-([.J9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67]-([.J9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68]-([.J9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69]-([.J9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70]-([.J9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71]-([.J9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72]-([.J9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73]-([.J9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74]-([.J9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75]-([.J9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76]-([.J9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77]-([.J9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78]-([.J9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79]-([.J9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80]-([.J9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81]-([.J9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82]-([.J9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83]-([.J9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84]-([.J9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85]-([.J9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86]-([.J9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87]-([.J9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88]-([.J9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89]-([.J9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90]-([.J9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91]-([.J9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92]-([.J9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93]-([.J9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94]-([.J9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95]-([.J9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96]-([.J9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97]-([.J9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98]-([.J9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9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999]-([.J9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00]-([.J10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01]-([.J10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02]-([.J10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03]-([.J10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04]-([.J10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05]-([.J10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06]-([.J10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07]-([.J10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08]-([.J10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09]-([.J10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10]-([.J10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11]-([.J10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12]-([.J10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13]-([.J10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14]-([.J10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29"/>
          <table:table-cell table:number-columns-repeated="7"/>
          <table:table-cell table:style-name="ce29"/>
          <table:table-cell/>
          <table:table-cell table:style-name="ce35" table:number-matrix-columns-spanned="1" table:number-matrix-rows-spanned="1" table:formula="of:=INDIRECT(CELL(&quot;address&quot;;OFFSET(INDIRECT(INDEX(CELL(&quot;address&quot;;INDEX([$'Account &amp; Portfolio'.$A$17:.$A1016];MATCH(TRIM([.I10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5" table:formula="of:=[.Q1015]-([.J10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" table:number-columns-repeated="2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35" table:number-columns-repeated="2"/>
          <table:table-cell table:number-columns-repeated="1006"/>
        </table:table-row>
        <table:table-row table:style-name="ro1" table:number-rows-repeated="1047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reate New Orders'.G1:'Create New Orders'.G1 'Create New Orders'.O1:'Create New Orders'.O1 'Create New Orders'.G6:'Create New Orders'.G8 'Create New Orders'.O6:'Create New Orders'.O8 'Create New Orders'.G111:'Create New Orders'.G1015 'Create New Orders'.O111:'Create New Orders'.O1015">
            <calcext:condition calcext:apply-style-name="ConditionalStyle_1" calcext:value="begins-with(&quot;{ id&quot;)" calcext:base-cell-address="'Create New Orders'.G1"/>
          </calcext:conditional-format>
          <calcext:conditional-format calcext:target-range-address="'Create New Orders'.G1:'Create New Orders'.G1 'Create New Orders'.O1:'Create New Orders'.O1 'Create New Orders'.G6:'Create New Orders'.G8 'Create New Orders'.O6:'Create New Orders'.O8 'Create New Orders'.G111:'Create New Orders'.G1015 'Create New Orders'.O111:'Create New Orders'.O1015">
            <calcext:condition calcext:apply-style-name="ConditionalStyle_3" calcext:value="=&quot;Status&quot;" calcext:base-cell-address="'Create New Orders'.G1"/>
          </calcext:conditional-format>
          <calcext:conditional-format calcext:target-range-address="'Create New Orders'.G1:'Create New Orders'.G1 'Create New Orders'.O1:'Create New Orders'.O1 'Create New Orders'.G6:'Create New Orders'.G8 'Create New Orders'.O6:'Create New Orders'.O8 'Create New Orders'.G111:'Create New Orders'.G1015 'Create New Orders'.O111:'Create New Orders'.O1015">
            <calcext:condition calcext:apply-style-name="ConditionalStyle_4" calcext:value="=&quot;Order not sent, already have desired quantity.&quot;" calcext:base-cell-address="'Create New Orders'.G1"/>
          </calcext:conditional-format>
          <calcext:conditional-format calcext:target-range-address="'Create New Orders'.G1:'Create New Orders'.G1 'Create New Orders'.O1:'Create New Orders'.O1 'Create New Orders'.G6:'Create New Orders'.G8 'Create New Orders'.O6:'Create New Orders'.O8 'Create New Orders'.G111:'Create New Orders'.G1015 'Create New Orders'.O111:'Create New Orders'.O1015">
            <calcext:condition calcext:apply-style-name="ConditionalStyle_2" calcext:value="formula-is(LEN(TRIM([.G1]))&gt;0)" calcext:base-cell-address="'Create New Orders'.G1"/>
          </calcext:conditional-format>
        </calcext:conditional-formats>
      </table:table>
      <table:table table:name="View Order Fills" table:style-name="ta3"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9" table:default-cell-style-name="Default"/>
        <table:table-row table:style-name="ro2">
          <table:table-cell table:style-name="ce36" table:formula="of:=HYPERLINK(&quot;https://medium.com/automation-generation/manage-your-stocks-from-google-spreadsheet-using-api-43026db44289&quot;;&quot;How to Use This&quot;)" office:value-type="string" office:string-value="How to Use This" calcext:value-type="string">
            <text:p>How to Use This</text:p>
          </table:table-cell>
          <table:table-cell table:style-name="ce37"/>
          <table:table-cell table:style-name="ce38" table:formula="of:=HYPERLINK(&quot;https://alpaca.markets/?utm_source=gsheet&quot;;&quot;alpaca.markets&quot;)" office:value-type="string" office:string-value="alpaca.markets" calcext:value-type="string">
            <text:p>alpaca.markets</text:p>
          </table:table-cell>
          <table:table-cell table:style-name="ce38" table:formula="of:=HYPERLINK(&quot;https://docs.alpaca.markets/web-api/?utm_source=gsheet&quot;;&quot;API Doc&quot;)" office:value-type="string" office:string-value="API Doc" calcext:value-type="string">
            <text:p>API Doc</text:p>
          </table:table-cell>
          <table:table-cell table:style-name="ce38" table:formula="of:=HYPERLINK(&quot;https://alpaca.markets/slack&quot;;&quot;Community&quot;)" office:value-type="string" office:string-value="Community" calcext:value-type="string">
            <text:p>Community</text:p>
          </table:table-cell>
          <table:table-cell table:style-name="ce38" table:formula="of:=HYPERLINK(&quot;https://alpaca.markets/?utm_source=gsheet&quot;;&quot;Get API Key&quot;)" office:value-type="string" office:string-value="Get API Key" calcext:value-type="string">
            <text:p>Get API Key</text:p>
          </table:table-cell>
          <table:table-cell table:style-name="ce40" table:number-columns-repeated="9"/>
          <table:table-cell table:number-columns-repeated="1009"/>
        </table:table-row>
        <table:table-row table:style-name="ro2">
          <table:table-cell>
            <draw:custom-shape table:end-cell-address="'View Order Fills'.C5" table:end-x="24.69pt" table:end-y="1.47pt" draw:z-index="0" draw:name="Shape 7" draw:style-name="gr2" draw:text-style-name="P3" svg:width="145.47pt" svg:height="37.47pt" svg:x="19.5pt" svg:y="11.25pt">
              <text:p text:style-name="P2"><text:span text:style-name="T1">Refresh Sheet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6"/>
          <table:table-cell table:number-columns-repeated="1022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/>
          <table:table-cell table:style-name="ce16"/>
          <table:table-cell/>
          <table:table-cell table:style-name="ce3" office:value-type="string" calcext:value-type="string">
            <text:p>Get fills for date:</text:p>
          </table:table-cell>
          <table:table-cell table:style-name="ce39" table:content-validation-name="val5" office:value-type="date" office:date-value="2022-06-08" calcext:value-type="date">
            <text:p>2022-06-08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Order Fills</text:p>
          </table:table-cell>
          <table:table-cell table:style-name="ce16"/>
          <table:table-cell table:style-name="ce10"/>
          <table:table-cell table:number-columns-repeated="1021"/>
        </table:table-row>
        <table:table-row table:style-name="ro2"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Side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Timestamp</text:p>
          </table:table-cell>
          <table:table-cell table:style-name="ce27" table:number-columns-repeated="2"/>
          <table:table-cell table:number-columns-repeated="1017"/>
        </table:table-row>
        <table:table-row table:style-name="ro2" table:number-rows-repeated="209">
          <table:table-cell/>
          <table:table-cell table:style-name="ce16"/>
          <table:table-cell table:number-columns-repeated="1022"/>
        </table:table-row>
        <table:table-row table:style-name="ro2">
          <table:table-cell table:style-name="ce10"/>
          <table:table-cell table:style-name="ce16"/>
          <table:table-cell table:number-columns-repeated="1022"/>
        </table:table-row>
        <table:table-row table:style-name="ro2" table:number-rows-repeated="227">
          <table:table-cell/>
          <table:table-cell table:style-name="ce16"/>
          <table:table-cell table:number-columns-repeated="1022"/>
        </table:table-row>
        <table:table-row table:style-name="ro1" table:number-rows-repeated="10481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/>
      <number:number number:decimal-places="2" loext:min-decimal-places="2" number:min-integer-digits="1" number:grouping="true"/>
    </number:currency-style>
    <number:number-style style:name="N126">
      <number:number number:decimal-places="2" loext:min-decimal-places="2" number:min-integer-digits="1"/>
    </number:number-style>
    <number:percentage-style style:name="N127">
      <number:number number:decimal-places="3" loext:min-decimal-places="2" number:min-integer-digits="1" number:decimal-replacement=""/>
      <number:text>%</number:text>
    </number:percentage-style>
    <number:date-style style:name="N128">
      <number:year number:style="long"/>
      <number:text>-</number:text>
      <number:month number:style="long"/>
      <number:text>-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ff7cc"/>
    </style:style>
    <style:style style:name="ConditionalStyle_5f_4" style:display-name="ConditionalStyle_4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count_20__26__20_Portfolio" style:display-name="PageStyle_Account &amp; Portfo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_20_New_20_Orders" style:display-name="PageStyle_Create New 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ew_20_Order_20_Fills" style:display-name="PageStyle_View Order Fil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671" meta:object-count="6"/>
    <meta:generator>LibreOfficeDev/6.0.5.2$Linux_X86_64 LibreOffice_project/</meta:generator>
  </office:meta>
</office:document-meta>
</file>